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ourier 10 Pitch" svg:font-family="Courier 10 Pitch" style:font-family-generic="system" style:font-pitch="fixed"/>
    <style:font-face style:name="Cumberland" svg:font-family="Cumberland" style:font-family-generic="modern" style:font-pitch="fixed"/>
    <style:font-face style:name="Comic Sans MS" svg:font-family="Comic Sans MS" style:font-family-generic="script" style:font-pitch="variable" svg:panose-1="3 15 7 2 3 3 2 2 2 4"/>
    <style:font-face style:name="Avant Garde Gothic" svg:font-family="Avant Garde Gothic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 Narrow" svg:font-family="Arial Narrow" style:font-family-generic="swiss" style:font-pitch="variable" svg:panose-1="2 11 6 6 2 2 2 3 2 4"/>
    <style:font-face style:name="StarSymbol" style:font-charset="x-symbol" svg:font-family="StarSymbol" style:font-family-generic="system"/>
    <style:font-face style:name="Arial Black" svg:font-family="Arial Black" style:font-family-generic="swiss" style:font-pitch="variable" svg:panose-1="2 11 10 4 2 1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Policepardéfaut" style:family="text">
      <style:text-properties fo:color="#FF0000"/>
    </style:style>
    <style:style style:name="T4" style:parent-style-name="Policepardéfaut" style:family="text">
      <style:text-properties fo:background-color="#FFFF00"/>
    </style:style>
    <style:style style:name="P5" style:parent-style-name="Standard" style:list-style-name="LFO30" style:family="paragraph"/>
    <style:style style:name="T6" style:parent-style-name="Policepardéfaut" style:family="text">
      <style:text-properties fo:color="#FF0000"/>
    </style:style>
    <style:style style:name="P7" style:parent-style-name="Standard" style:list-style-name="LFO30" style:family="paragraph"/>
    <style:style style:name="T8" style:parent-style-name="Policepardéfaut" style:family="text">
      <style:text-properties fo:color="#FF0000"/>
    </style:style>
    <style:style style:name="P9" style:parent-style-name="Standard" style:list-style-name="LFO30" style:family="paragraph"/>
    <style:style style:name="T10" style:parent-style-name="Policepardéfaut" style:family="text">
      <style:text-properties fo:color="#FF0000"/>
    </style:style>
    <style:style style:name="T11" style:parent-style-name="Policepardéfaut" style:family="text">
      <style:text-properties fo:color="#FF0000" style:text-position="super 65%"/>
    </style:style>
    <style:style style:name="T12" style:parent-style-name="Policepardéfaut" style:family="text">
      <style:text-properties fo:color="#FF0000"/>
    </style:style>
    <style:style style:name="P13" style:parent-style-name="Standard" style:list-style-name="LFO30" style:family="paragraph"/>
    <style:style style:name="T14" style:parent-style-name="Policepardéfaut" style:family="text">
      <style:text-properties fo:color="#FF0000"/>
    </style:style>
    <style:style style:name="P15" style:parent-style-name="Standard" style:list-style-name="LFO30" style:family="paragraph"/>
    <style:style style:name="T16" style:parent-style-name="Policepardéfaut" style:family="text">
      <style:text-properties fo:color="#FF0000"/>
    </style:style>
    <style:style style:name="P17" style:parent-style-name="Standard" style:list-style-name="LFO30" style:family="paragraph"/>
    <style:style style:name="T18" style:parent-style-name="Policepardéfaut" style:family="text">
      <style:text-properties fo:color="#FF0000"/>
    </style:style>
    <style:style style:name="P19" style:parent-style-name="Standard" style:list-style-name="LFO31" style:family="paragraph"/>
    <style:style style:name="T20" style:parent-style-name="Policepardéfaut" style:family="text">
      <style:text-properties fo:color="#FF0000"/>
    </style:style>
    <style:style style:name="P21" style:parent-style-name="Standard" style:list-style-name="LFO31" style:family="paragraph"/>
    <style:style style:name="T22" style:parent-style-name="Policepardéfaut" style:family="text">
      <style:text-properties fo:color="#FF0000"/>
    </style:style>
    <style:style style:name="P23" style:parent-style-name="Standard" style:list-style-name="LFO31" style:family="paragraph"/>
    <style:style style:name="T24" style:parent-style-name="Policepardéfaut" style:family="text">
      <style:text-properties fo:color="#FF0000"/>
    </style:style>
    <style:style style:name="T25" style:parent-style-name="Policepardéfaut" style:family="text">
      <style:text-properties fo:color="#FF0000" style:text-position="super 65%"/>
    </style:style>
    <style:style style:name="T26" style:parent-style-name="Policepardéfaut" style:family="text">
      <style:text-properties fo:color="#FF0000"/>
    </style:style>
    <style:style style:name="P27" style:parent-style-name="Standard" style:list-style-name="LFO31" style:family="paragraph"/>
    <style:style style:name="T28" style:parent-style-name="Policepardéfaut" style:family="text">
      <style:text-properties fo:color="#FF0000"/>
    </style:style>
    <style:style style:name="P29" style:parent-style-name="Standard" style:list-style-name="LFO31" style:family="paragraph"/>
    <style:style style:name="T30" style:parent-style-name="Policepardéfaut" style:family="text">
      <style:text-properties fo:color="#FF0000"/>
    </style:style>
    <style:style style:name="P31" style:parent-style-name="Standard" style:list-style-name="LFO31" style:family="paragraph"/>
    <style:style style:name="T32" style:parent-style-name="Policepardéfaut" style:family="text">
      <style:text-properties fo:color="#FF0000"/>
    </style:style>
    <style:style style:name="P33" style:parent-style-name="Standard" style:list-style-name="LFO32" style:family="paragraph"/>
    <style:style style:name="T34" style:parent-style-name="Policepardéfaut" style:family="text">
      <style:text-properties fo:color="#FF0000"/>
    </style:style>
    <style:style style:name="P35" style:parent-style-name="Standard" style:list-style-name="LFO32" style:family="paragraph"/>
    <style:style style:name="T36" style:parent-style-name="Policepardéfaut" style:family="text">
      <style:text-properties fo:color="#FF0000"/>
    </style:style>
    <style:style style:name="P37" style:parent-style-name="Standard" style:list-style-name="LFO32" style:family="paragraph"/>
    <style:style style:name="T38" style:parent-style-name="Policepardéfaut" style:family="text">
      <style:text-properties fo:color="#FF0000"/>
    </style:style>
    <style:style style:name="T39" style:parent-style-name="Policepardéfaut" style:family="text">
      <style:text-properties fo:color="#FF0000" style:text-position="super 65%"/>
    </style:style>
    <style:style style:name="T40" style:parent-style-name="Policepardéfaut" style:family="text">
      <style:text-properties fo:color="#FF0000"/>
    </style:style>
    <style:style style:name="P41" style:parent-style-name="Standard" style:list-style-name="LFO32" style:family="paragraph"/>
    <style:style style:name="T42" style:parent-style-name="Policepardéfaut" style:family="text">
      <style:text-properties fo:color="#FF0000"/>
    </style:style>
    <style:style style:name="P43" style:parent-style-name="Standard" style:list-style-name="LFO32" style:family="paragraph"/>
    <style:style style:name="T44" style:parent-style-name="Policepardéfaut" style:family="text">
      <style:text-properties fo:color="#FF0000"/>
    </style:style>
    <style:style style:name="P45" style:parent-style-name="Standard" style:list-style-name="LFO32" style:family="paragraph"/>
    <style:style style:name="T46" style:parent-style-name="Policepardéfaut" style:family="text">
      <style:text-properties fo:font-weight="bold" style:font-weight-asian="bold" style:font-weight-complex="bold" fo:color="#FF0000"/>
    </style:style>
    <style:style style:name="T47" style:parent-style-name="Policepardéfaut" style:family="text">
      <style:text-properties style:font-name="Wingdings" style:font-name-asian="Wingdings" style:font-name-complex="Wingdings" fo:font-weight="bold" style:font-weight-asian="bold" style:font-weight-complex="bold" fo:color="#FF0000"/>
    </style:style>
    <style:style style:name="T48" style:parent-style-name="Policepardéfaut" style:family="text">
      <style:text-properties fo:font-weight="bold" style:font-weight-asian="bold" style:font-weight-complex="bold" fo:color="#FF0000"/>
    </style:style>
    <style:style style:name="P49" style:parent-style-name="Standard" style:family="paragraph">
      <style:paragraph-properties fo:margin-left="0.709in">
        <style:tab-stops/>
      </style:paragraph-properties>
    </style:style>
    <style:style style:name="T50" style:parent-style-name="Policepardéfaut" style:family="text">
      <style:text-properties fo:font-weight="bold" style:font-weight-asian="bold" style:font-weight-complex="bold" fo:color="#FF0000"/>
    </style:style>
    <style:style style:name="T51" style:parent-style-name="Policepardéfaut" style:family="text">
      <style:text-properties fo:font-weight="bold" style:font-weight-asian="bold" style:font-weight-complex="bold" fo:color="#FF0000" style:text-position="super 65%"/>
    </style:style>
    <style:style style:name="T52" style:parent-style-name="Policepardéfaut" style:family="text">
      <style:text-properties fo:font-weight="bold" style:font-weight-asian="bold" style:font-weight-complex="bold" fo:color="#FF0000"/>
    </style:style>
    <style:style style:name="P53" style:parent-style-name="Standard" style:family="paragraph">
      <style:paragraph-properties fo:margin-left="0.709in">
        <style:tab-stops/>
      </style:paragraph-properties>
    </style:style>
    <style:style style:name="T54" style:parent-style-name="Policepardéfaut" style:family="text">
      <style:text-properties fo:font-weight="bold" style:font-weight-asian="bold" style:font-weight-complex="bold" fo:color="#FF0000"/>
    </style:style>
    <style:style style:name="T55" style:parent-style-name="Policepardéfaut" style:family="text">
      <style:text-properties fo:font-weight="bold" style:font-weight-asian="bold" style:font-weight-complex="bold" fo:color="#FF0000" style:text-position="super 65%"/>
    </style:style>
    <style:style style:name="T56" style:parent-style-name="Policepardéfaut" style:family="text">
      <style:text-properties fo:font-weight="bold" style:font-weight-asian="bold" style:font-weight-complex="bold" fo:color="#FF0000"/>
    </style:style>
    <style:style style:name="T57" style:parent-style-name="Policepardéfaut" style:family="text">
      <style:text-properties fo:font-weight="bold" style:font-weight-asian="bold" style:font-weight-complex="bold" fo:color="#FF0000"/>
    </style:style>
    <style:style style:name="P58" style:parent-style-name="Standard" style:family="paragraph">
      <style:paragraph-properties fo:margin-left="0.709in">
        <style:tab-stops/>
      </style:paragraph-properties>
    </style:style>
    <style:style style:name="T59" style:parent-style-name="Policepardéfaut" style:family="text">
      <style:text-properties fo:font-weight="bold" style:font-weight-asian="bold" style:font-weight-complex="bold" fo:color="#FF0000"/>
    </style:style>
    <style:style style:name="T60" style:parent-style-name="Policepardéfaut" style:family="text">
      <style:text-properties fo:font-weight="bold" style:font-weight-asian="bold" style:font-weight-complex="bold" fo:color="#FF0000" style:text-position="super 65%"/>
    </style:style>
    <style:style style:name="T61" style:parent-style-name="Policepardéfaut" style:family="text">
      <style:text-properties fo:font-weight="bold" style:font-weight-asian="bold" style:font-weight-complex="bold" fo:color="#FF0000"/>
    </style:style>
    <style:style style:name="P62" style:parent-style-name="Standard" style:list-style-name="Pucecertanv1" style:family="paragraph"/>
    <style:style style:name="P63" style:parent-style-name="Standard" style:family="paragraph">
      <style:text-properties fo:color="#FF0000"/>
    </style:style>
    <style:style style:name="P64" style:parent-style-name="Standard" style:family="paragraph">
      <style:text-properties fo:color="#FF0000"/>
    </style:style>
    <style:style style:name="P65" style:parent-style-name="Standard" style:list-style-name="Pucecertanv1" style:family="paragraph"/>
    <style:style style:name="P66" style:parent-style-name="Standard" style:family="paragraph">
      <style:text-properties fo:color="#FF0000"/>
    </style:style>
    <style:style style:name="P67" style:parent-style-name="Standard" style:family="paragraph">
      <style:text-properties fo:color="#FF0000"/>
    </style:style>
    <style:style style:name="P68" style:parent-style-name="Standard" style:list-style-name="Pucecertanv1" style:family="paragraph"/>
    <style:style style:name="P69" style:parent-style-name="Standard" style:family="paragraph">
      <style:paragraph-properties fo:break-before="page"/>
    </style:style>
    <style:style style:name="P70" style:parent-style-name="Standard" style:family="paragraph">
      <style:paragraph-properties fo:margin-left="0.4916in">
        <style:tab-stops/>
      </style:paragraph-properties>
    </style:style>
    <style:style style:name="P71" style:parent-style-name="Standard" style:family="paragraph">
      <style:paragraph-properties fo:margin-left="0.4916in">
        <style:tab-stops/>
      </style:paragraph-properties>
    </style:style>
    <style:style style:name="P72" style:parent-style-name="Standard" style:family="paragraph">
      <style:paragraph-properties fo:margin-left="0.4916in">
        <style:tab-stops/>
      </style:paragraph-properties>
    </style:style>
    <style:style style:name="P73" style:parent-style-name="Standard" style:family="paragraph">
      <style:paragraph-properties fo:margin-left="0.4916in">
        <style:tab-stops/>
      </style:paragraph-properties>
    </style:style>
    <style:style style:name="P74" style:parent-style-name="Standard" style:family="paragraph">
      <style:paragraph-properties fo:margin-left="0.4916in">
        <style:tab-stops/>
      </style:paragraph-properties>
    </style:style>
    <style:style style:name="P75" style:parent-style-name="Standard" style:list-style-name="PucecertaTAF" style:family="paragraph"/>
    <style:style style:name="P76" style:parent-style-name="Standard" style:family="paragraph">
      <style:text-properties fo:color="#FF0000"/>
    </style:style>
    <style:style style:name="P77" style:parent-style-name="Standard" style:list-style-name="PucecertaTAF" style:family="paragraph"/>
    <style:style style:name="P78" style:parent-style-name="Standard" style:family="paragraph">
      <style:paragraph-properties style:text-autospace="none"/>
      <style:text-properties style:font-name="Calibri" style:font-name-complex="Calibri" style:font-size-complex="12pt"/>
    </style:style>
    <style:style style:name="P79" style:parent-style-name="Titre2" style:family="paragraph">
      <style:paragraph-properties fo:break-before="page"/>
    </style:style>
    <style:style style:name="T80" style:parent-style-name="Policepardéfaut" style:family="text">
      <style:text-properties style:font-name="Arial Black" fo:font-size="12pt" style:font-size-asian="12pt" style:font-size-complex="12pt"/>
    </style:style>
    <style:style style:name="P81" style:parent-style-name="Standard" style:list-style-name="Pucecertanv2" style:family="paragraph"/>
    <style:style style:name="P82" style:parent-style-name="Standard" style:list-style-name="Pucecertanv2" style:family="paragraph"/>
    <style:style style:name="T83" style:parent-style-name="Policepardéfaut" style:family="text">
      <style:text-properties fo:color="#FF0000"/>
    </style:style>
    <style:style style:name="P84" style:parent-style-name="Textebrut" style:family="paragraph">
      <style:paragraph-properties>
        <style:tab-stops>
          <style:tab-stop style:type="left" style:position="0.2958in"/>
        </style:tab-stops>
      </style:paragraph-properties>
      <style:text-properties style:font-name="Calibri" style:font-name-asian="MS Mincho" style:font-name-complex="Calibri" fo:font-size="12pt" style:font-size-asian="12pt" style:font-size-complex="12pt"/>
    </style:style>
    <style:style style:name="P85" style:parent-style-name="Textebrut" style:family="paragraph">
      <style:paragraph-properties fo:margin-left="0.2958in">
        <style:tab-stops>
          <style:tab-stop style:type="left" style:position="0.2958in"/>
        </style:tab-stops>
      </style:paragraph-properties>
      <style:text-properties style:font-name-asian="MS Mincho" fo:font-weight="bold" style:font-weight-asian="bold" style:font-weight-complex="bold" fo:font-size="11pt" style:font-size-asian="11pt" style:font-size-complex="11pt"/>
    </style:style>
    <style:style style:name="P86" style:parent-style-name="Textebrut" style:family="paragraph">
      <style:paragraph-properties fo:margin-left="0.2958in">
        <style:tab-stops>
          <style:tab-stop style:type="left" style:position="0.2958in"/>
        </style:tab-stops>
      </style:paragraph-properties>
      <style:text-properties style:font-name-asian="MS Mincho" fo:font-weight="bold" style:font-weight-asian="bold" style:font-weight-complex="bold" fo:font-size="11pt" style:font-size-asian="11pt" style:font-size-complex="11pt"/>
    </style:style>
    <style:style style:name="P87" style:parent-style-name="Textebrut" style:family="paragraph">
      <style:paragraph-properties fo:margin-left="0.2958in">
        <style:tab-stops>
          <style:tab-stop style:type="left" style:position="0.2958in"/>
        </style:tab-stops>
      </style:paragraph-properties>
      <style:text-properties style:font-name-asian="MS Mincho" fo:font-weight="bold" style:font-weight-asian="bold" style:font-weight-complex="bold" fo:font-size="11pt" style:font-size-asian="11pt" style:font-size-complex="11pt"/>
    </style:style>
    <style:style style:name="P88" style:parent-style-name="Textebrut" style:family="paragraph">
      <style:paragraph-properties fo:margin-left="0.2958in">
        <style:tab-stops>
          <style:tab-stop style:type="left" style:position="0.2958in"/>
        </style:tab-stops>
      </style:paragraph-properties>
      <style:text-properties style:font-name-asian="MS Mincho" fo:font-weight="bold" style:font-weight-asian="bold" style:font-weight-complex="bold" fo:font-size="11pt" style:font-size-asian="11pt" style:font-size-complex="11pt"/>
    </style:style>
    <style:style style:name="P89" style:parent-style-name="Textebrut" style:family="paragraph">
      <style:paragraph-properties fo:margin-left="0.2958in">
        <style:tab-stops>
          <style:tab-stop style:type="left" style:position="0.2958in"/>
        </style:tab-stops>
      </style:paragraph-properties>
      <style:text-properties style:font-name-asian="MS Mincho" fo:font-weight="bold" style:font-weight-asian="bold" style:font-weight-complex="bold" fo:font-size="11pt" style:font-size-asian="11pt" style:font-size-complex="11pt"/>
    </style:style>
    <style:style style:name="P90" style:parent-style-name="Textebrut" style:family="paragraph">
      <style:paragraph-properties fo:margin-left="0.2958in">
        <style:tab-stops>
          <style:tab-stop style:type="left" style:position="0.2958in"/>
        </style:tab-stops>
      </style:paragraph-properties>
      <style:text-properties style:font-name-asian="MS Mincho" fo:font-weight="bold" style:font-weight-asian="bold" style:font-weight-complex="bold" fo:font-size="11pt" style:font-size-asian="11pt" style:font-size-complex="11pt"/>
    </style:style>
    <style:style style:name="P91" style:parent-style-name="Textebrut" style:family="paragraph">
      <style:paragraph-properties fo:margin-left="0.2958in">
        <style:tab-stops>
          <style:tab-stop style:type="left" style:position="0.2958in"/>
        </style:tab-stops>
      </style:paragraph-properties>
      <style:text-properties style:font-name-asian="MS Mincho" fo:font-weight="bold" style:font-weight-asian="bold" style:font-weight-complex="bold" fo:font-size="11pt" style:font-size-asian="11pt" style:font-size-complex="11pt"/>
    </style:style>
    <style:style style:name="P92" style:parent-style-name="Textebrut" style:family="paragraph">
      <style:paragraph-properties fo:margin-left="0.2958in">
        <style:tab-stops>
          <style:tab-stop style:type="left" style:position="0.2958in"/>
        </style:tab-stops>
      </style:paragraph-properties>
      <style:text-properties style:font-name-asian="MS Mincho" fo:font-size="11pt" style:font-size-asian="11pt" style:font-size-complex="11pt"/>
    </style:style>
    <style:style style:name="P93" style:parent-style-name="Standard" style:family="paragraph">
      <style:text-properties fo:font-size="11pt" style:font-size-asian="11pt" style:font-size-complex="11pt"/>
    </style:style>
    <style:style style:name="P94" style:parent-style-name="Standard" style:list-style-name="PucecertaTAF" style:family="paragraph">
      <style:text-properties fo:font-size="11pt" style:font-size-asian="11pt" style:font-size-complex="11pt"/>
    </style:style>
    <style:style style:name="P95" style:parent-style-name="Standard" style:family="paragraph">
      <style:paragraph-properties fo:text-indent="0.5902in"/>
    </style:style>
    <style:style style:name="T96" style:parent-style-name="Policepardéfaut" style:family="text">
      <style:text-properties style:font-name-asian="MS Mincho" fo:font-weight="bold" style:font-weight-asian="bold" style:font-weight-complex="bold" fo:color="#FF0000" fo:font-size="11pt" style:font-size-asian="11pt" style:font-size-complex="11pt"/>
    </style:style>
    <style:style style:name="T97" style:parent-style-name="Policepardéfaut" style:family="text">
      <style:text-properties style:font-name-asian="MS Mincho" fo:font-weight="bold" style:font-weight-asian="bold" style:font-weight-complex="bold" fo:color="#FF0000" fo:font-size="11pt" style:font-size-asian="11pt" style:font-size-complex="11pt"/>
    </style:style>
    <style:style style:name="P98" style:parent-style-name="Standard" style:family="paragraph">
      <style:text-properties fo:font-size="11pt" style:font-size-asian="11pt" style:font-size-complex="11pt"/>
    </style:style>
    <style:style style:name="P99" style:parent-style-name="Standard" style:list-style-name="PucecertaTAF" style:family="paragraph">
      <style:text-properties fo:font-size="11pt" style:font-size-asian="11pt" style:font-size-complex="11pt"/>
    </style:style>
    <style:style style:name="T100" style:parent-style-name="Policepardéfaut" style:family="text">
      <style:text-properties fo:font-size="11pt" style:font-size-asian="11pt" style:font-size-complex="11pt"/>
    </style:style>
    <style:style style:name="T101" style:parent-style-name="Policepardéfaut" style:family="text">
      <style:text-properties style:font-name="Courier New" fo:font-weight="bold" style:font-weight-asian="bold" style:font-weight-complex="bold" fo:font-size="11pt" style:font-size-asian="11pt" style:font-size-complex="11pt"/>
    </style:style>
    <style:style style:name="T102" style:parent-style-name="Policepardéfaut" style:family="text">
      <style:text-properties style:font-name="Courier New" fo:font-weight="bold" style:font-weight-asian="bold" style:font-weight-complex="bold" fo:font-size="11pt" style:font-size-asian="11pt" style:font-size-complex="11pt"/>
    </style:style>
    <style:style style:name="T103" style:parent-style-name="Policepardéfaut" style:family="text">
      <style:text-properties style:font-name="Courier New" fo:font-weight="bold" style:font-weight-asian="bold" style:font-weight-complex="bold" fo:font-size="11pt" style:font-size-asian="11pt" style:font-size-complex="11pt"/>
    </style:style>
    <style:style style:name="T104" style:parent-style-name="Policepardéfaut" style:family="text">
      <style:text-properties style:font-name="Courier New" fo:font-weight="bold" style:font-weight-asian="bold" style:font-weight-complex="bold" fo:font-size="11pt" style:font-size-asian="11pt" style:font-size-complex="11pt"/>
    </style:style>
    <style:style style:name="T105" style:parent-style-name="Policepardéfaut" style:family="text">
      <style:text-properties style:font-name="Courier New" fo:font-weight="bold" style:font-weight-asian="bold" style:font-weight-complex="bold" fo:color="#FF0000" fo:font-size="11pt" style:font-size-asian="11pt" style:font-size-complex="11pt"/>
    </style:style>
    <style:style style:name="P106" style:parent-style-name="Standard" style:family="paragraph">
      <style:text-properties style:font-name="Courier New" fo:font-weight="bold" style:font-weight-asian="bold" style:font-weight-complex="bold"/>
    </style:style>
    <style:style style:name="P107" style:parent-style-name="Standard" style:family="paragraph">
      <style:text-properties style:font-name="Courier New" fo:font-weight="bold" style:font-weight-asian="bold" style:font-weight-complex="bold" fo:color="#FF0000"/>
    </style:style>
    <style:style style:name="P108" style:parent-style-name="Standard" style:family="paragraph">
      <style:text-properties fo:color="#FF0000"/>
    </style:style>
    <style:style style:name="P109" style:parent-style-name="Standard" style:family="paragraph">
      <style:text-properties fo:color="#FF0000"/>
    </style:style>
    <style:style style:name="P110" style:parent-style-name="Standard" style:list-style-name="PucecertaTAF" style:family="paragraph">
      <style:text-properties fo:font-size="11pt" style:font-size-asian="11pt" style:font-size-complex="11pt"/>
    </style:style>
    <style:style style:name="P111" style:parent-style-name="Standard" style:family="paragraph">
      <style:paragraph-properties fo:text-indent="0.252in"/>
      <style:text-properties fo:color="#FF0000"/>
    </style:style>
    <style:style style:name="P112" style:parent-style-name="Standard" style:family="paragraph">
      <style:paragraph-properties fo:text-indent="0.252in"/>
      <style:text-properties fo:color="#FF0000"/>
    </style:style>
    <style:style style:name="P113" style:parent-style-name="Standard" style:family="paragraph">
      <style:paragraph-properties fo:text-indent="0.252in"/>
      <style:text-properties fo:color="#FF0000"/>
    </style:style>
    <style:style style:name="P114" style:parent-style-name="Standard" style:family="paragraph">
      <style:paragraph-properties fo:text-indent="0.252in"/>
      <style:text-properties fo:color="#FF0000"/>
    </style:style>
    <style:style style:name="P115" style:parent-style-name="Textebrut" style:family="paragraph">
      <style:paragraph-properties fo:margin-left="0.2958in">
        <style:tab-stops>
          <style:tab-stop style:type="left" style:position="0.2958in"/>
        </style:tab-stops>
      </style:paragraph-properties>
    </style:style>
  </office:automatic-styles>
  <office:body>
    <office:text text:use-soft-page-breaks="true">
      <text:p text:style-name="P1"/>
      <text:h text:style-name="Titre1" text:outline-level="1">Exercices : L’adressage IP – Notions de base</text:h>
      <text:p text:style-name="Standard"/>
      <text:p text:style-name="Standard">Ces exercices peuvent être associés au cours "Les principes de base de l’adressage IP".</text:p>
      <text:h text:style-name="Titre2" text:outline-level="2">Exercice 1</text:h>
      <text:p text:style-name="Standard">Pour l'hôte<text:s/><text:span text:style-name="T3">10</text:span>.<text:span text:style-name="T4">12.25.2</text:span>/8, donnez les adresses suivantes :</text:p>
      <text:list text:style-name="LFO30" text:continue-numbering="true">
        <text:list-item>
          <text:p text:style-name="P5">Masque :<text:s/><text:span text:style-name="T6">255.0.0.0</text:span></text:p>
        </text:list-item>
        <text:list-item>
          <text:p text:style-name="P7">Adresse de<text:s/>réseau :<text:s/><text:span text:style-name="T8">10.0.0.0</text:span></text:p>
        </text:list-item>
        <text:list-item>
          <text:p text:style-name="P9">Nombre d'hôtes :<text:s/><text:span text:style-name="T10">2</text:span><text:span text:style-name="T11">24</text:span><text:span text:style-name="T12">-2</text:span></text:p>
        </text:list-item>
        <text:list-item>
          <text:p text:style-name="P13">Adresse du premier hôte :<text:s/><text:span text:style-name="T14">10.0.0.1</text:span></text:p>
        </text:list-item>
        <text:list-item>
          <text:p text:style-name="P15">Adresse du dernier hôte :<text:s/><text:span text:style-name="T16">10.255.255.254</text:span></text:p>
        </text:list-item>
        <text:list-item>
          <text:p text:style-name="P17">Adresse de diffusion :<text:s/><text:span text:style-name="T18">10.255.255.255</text:span></text:p>
        </text:list-item>
      </text:list>
      <text:p text:style-name="Standard"/>
      <text:p text:style-name="Standard">Pour l'hôte 172.20.10.34/16, donnez les adresses suivantes :</text:p>
      <text:list text:style-name="LFO31" text:continue-numbering="true">
        <text:list-item>
          <text:p text:style-name="P19">Masque :<text:s/><text:span text:style-name="T20">255.255.0.0</text:span></text:p>
        </text:list-item>
        <text:list-item>
          <text:p text:style-name="P21">Adresse de<text:s/>réseau :<text:s/><text:span text:style-name="T22">172.20.0.0</text:span></text:p>
        </text:list-item>
        <text:list-item>
          <text:p text:style-name="P23">Nombre d'hôtes :<text:s/><text:span text:style-name="T24">2</text:span><text:span text:style-name="T25">16</text:span><text:span text:style-name="T26">-2</text:span></text:p>
        </text:list-item>
        <text:list-item>
          <text:p text:style-name="P27">Adresse du premier hôte :<text:s/><text:span text:style-name="T28">172.20.0.1</text:span></text:p>
        </text:list-item>
        <text:list-item>
          <text:p text:style-name="P29">Adresse du dernier hôte :<text:s/><text:span text:style-name="T30">172.20.255.254</text:span></text:p>
        </text:list-item>
        <text:list-item>
          <text:p text:style-name="P31">Adresse de diffusion :<text:s/><text:span text:style-name="T32">172.20.255.255</text:span></text:p>
        </text:list-item>
      </text:list>
      <text:p text:style-name="Standard"/>
      <text:p text:style-name="Standard">Pour l'hôte 192.168.20.185/24, donnez les adresses suivantes :</text:p>
      <text:list text:style-name="LFO32" text:continue-numbering="true">
        <text:list-item>
          <text:p text:style-name="P33">Masque :<text:s/><text:span text:style-name="T34">255.255.255.0</text:span></text:p>
        </text:list-item>
        <text:list-item>
          <text:p text:style-name="P35">Adresse de<text:s/>réseau :<text:s/><text:span text:style-name="T36">192.168.20.0</text:span></text:p>
        </text:list-item>
        <text:list-item>
          <text:p text:style-name="P37">Nombre d'hôtes :<text:s/><text:span text:style-name="T38">2</text:span><text:span text:style-name="T39">8</text:span><text:span text:style-name="T40">-2</text:span></text:p>
        </text:list-item>
        <text:list-item>
          <text:p text:style-name="P41">Adresse du dernier hôte :<text:s/><text:span text:style-name="T42">192.168.20.254</text:span></text:p>
        </text:list-item>
        <text:list-item>
          <text:p text:style-name="P43">Adresse de diffusion :<text:span text:style-name="T44"><text:s/>192.168.20.255</text:span></text:p>
        </text:list-item>
        <text:list-item>
          <text:p text:style-name="P45"/>
        </text:list-item>
      </text:list>
      <text:p text:style-name="Standard">Un réseau contient 600 postes, combien de bits seront nécessaires pour identifier tous les hôtes ?</text:p>
      <text:p text:style-name="Standard"><text:span text:style-name="T46">10 bits<text:s/></text:span><text:span text:style-name="T47"></text:span><text:span text:style-name="T48"><text:s/></text:span></text:p>
      <text:p text:style-name="P49"><text:span text:style-name="T50">2</text:span><text:span text:style-name="T51">9</text:span><text:span text:style-name="T52">-2=510</text:span></text:p>
      <text:p text:style-name="P53"><text:span text:style-name="T54">2</text:span><text:span text:style-name="T55">10</text:span><text:span text:style-name="T56">-2 =<text:s/></text:span><text:span text:style-name="T57">1022</text:span></text:p>
      <text:p text:style-name="P58"><text:span text:style-name="T59">2</text:span><text:span text:style-name="T60">11</text:span><text:span text:style-name="T61">-2=2046</text:span></text:p>
      <text:h text:style-name="Titre2" text:outline-level="2">Exercice 2</text:h>
      <text:p text:style-name="Standard">Pour chaque adresse en binaire ci-dessous :</text:p>
      <text:p text:style-name="Standard">a) l’écrire en notation décimale.</text:p>
      <text:p text:style-name="Standard">b) déterminer son adresse réseau en binaire.</text:p>
      <text:p text:style-name="Standard">c) écrire en notation décimale, son adresse de réseau ainsi que son adresse de diffusion.</text:p>
      <text:p text:style-name="Standard"/>
      <text:list text:style-name="Pucecertanv1">
        <text:list-item>
          <text:p text:style-name="P62">10010011 11011000 01100111 10111110 masque 255.255.0.0 :</text:p>
        </text:list-item>
      </text:list>
      <text:p text:style-name="P63"/>
      <text:p text:style-name="P64"/>
      <text:list text:style-name="Pucecertanv1" text:continue-numbering="true">
        <text:list-item>
          <text:p text:style-name="P65">01101100 10100100 10010101 11000101 <text:s/>masque 255.0.0.0 :</text:p>
        </text:list-item>
      </text:list>
      <text:p text:style-name="P66"/>
      <text:p text:style-name="P67"/>
      <text:list text:style-name="Pucecertanv1" text:continue-numbering="true">
        <text:list-item>
          <text:p text:style-name="P68">11010110 01011100 10110100 11010001 <text:s/>masque 255.255.255.0</text:p>
        </text:list-item>
      </text:list>
      <text:p text:style-name="Standard"/>
      <text:p text:style-name="Standard"/>
      <text:p text:style-name="P69"/>
      <text:h text:style-name="Titre2" text:outline-level="2">Exercice 3</text:h>
      <text:p text:style-name="Standard">Le service informatique d'une société est actuellement équipé d’un réseau<text:s/>local comportant un serveur et cinq postes de travail dédiés au développement.</text:p>
      <text:p text:style-name="Standard"/>
      <text:p text:style-name="Standard">Le serveur possède les caractéristiques suivantes :</text:p>
      <text:p text:style-name="P70">Adresse IP : 192.168.10.10</text:p>
      <text:p text:style-name="P71">Masque de sous-réseau : 255.255.255. 0</text:p>
      <text:p text:style-name="Standard"/>
      <text:p text:style-name="Standard">L’entreprise désire ajouter une station de numérisation avec les caractéristiques suivantes :</text:p>
      <text:p text:style-name="P72">Adresse IP : 192.168.20.11</text:p>
      <text:p text:style-name="P73">Masque de sous-réseau : 255.255.255.0</text:p>
      <text:p text:style-name="P74"/>
      <text:p text:style-name="Standard"/>
      <text:list text:style-name="PucecertaTAF" text:continue-numbering="true">
        <text:list-item>
          <text:list>
            <text:list-item>
              <text:p text:style-name="P75">Expliquer pourquoi l’adresse IP de cette station cliente ne lui permet pas de communiquer avec le serveur.</text:p>
            </text:list-item>
          </text:list>
        </text:list-item>
      </text:list>
      <text:p text:style-name="Standard"/>
      <text:p text:style-name="P76"/>
      <text:p text:style-name="Standard"/>
      <text:list text:style-name="PucecertaTAF" text:continue-numbering="true">
        <text:list-item>
          <text:list>
            <text:list-item>
              <text:p text:style-name="P77">Indiquer, parmi les six adresses IP suivantes, celles qui peuvent être affectées à la station de numérisation. Justifier la réponse.</text:p>
            </text:list-item>
          </text:list>
        </text:list-item>
      </text:list>
      <text:p text:style-name="Standard"><text:tab/>192.168.10.0<text:tab/>192.168.10.1<text:tab/>192.168.10.10</text:p>
      <text:p text:style-name="Standard"><text:tab/>192.168.10.11<text:tab/>192.168.10.254<text:tab/>192.168.10.255</text:p>
      <text:p text:style-name="P78"/>
      <text:soft-page-break/>
      <text:h text:style-name="P79" text:outline-level="2"><text:span text:style-name="T80">Exercice 4</text:span></text:h>
      <text:p text:style-name="Standard">Une entreprise dispose d’un réseau local avec un accès à<text:s/>l'Internet. Le plan d’adressage IP est le suivant :</text:p>
      <text:list text:style-name="Pucecertanv2">
        <text:list-item>
          <text:p text:style-name="P81">une tranche d'adresses de 172.22.0.1/16 à 172.22.2.254/16 est réservée aux équipements spéciaux qui ont reçu une adresse fixe : éléments actifs, imprimantes et serveurs.</text:p>
        </text:list-item>
        <text:list-item>
          <text:p text:style-name="P82">la plage d’adresses à partir de 172.22.3.0 est réservée aux stations clients<text:s/>(<text:span text:style-name="T83">DHCP</text:span>).</text:p>
        </text:list-item>
      </text:list>
      <text:p text:style-name="Standard"/>
      <text:p text:style-name="Standard">Voici un exemple de paramétrage IP de la dernière station connectée au réseau</text:p>
      <text:p text:style-name="P84"/>
      <text:p text:style-name="P85">DHCP activé . . . . . . . . . . . : Oui</text:p>
      <text:p text:style-name="P86">Autoconfiguration activée . . . . : Oui</text:p>
      <text:p text:style-name="P87">Adresse IP. . . . . . . . . . . . :<text:s/>172.22.3.134</text:p>
      <text:p text:style-name="P88">Masque de sous-réseau . . . . . . : 255.255.0.0</text:p>
      <text:p text:style-name="P89">Passerelle par défaut . . . . . . : 172.22.0.10</text:p>
      <text:p text:style-name="P90">Serveur DHCP. . . . . . . . . . . : 172.22.0.1</text:p>
      <text:p text:style-name="P91">Serveurs DNS. . . . . . . . . . . : 172.22.0.9</text:p>
      <text:p text:style-name="P92"><text:tab/></text:p>
      <text:p text:style-name="P93"/>
      <text:list text:style-name="PucecertaTAF">
        <text:list-item text:start-value="1">
          <text:list>
            <text:list-item text:start-value="1">
              <text:p text:style-name="P94">Quelle est l'adresse de réseau ?</text:p>
            </text:list-item>
          </text:list>
        </text:list-item>
      </text:list>
      <text:p text:style-name="P95"><text:span text:style-name="T96">172.22.0.0</text:span><text:span text:style-name="T97">/16</text:span></text:p>
      <text:p text:style-name="P98"/>
      <text:list text:style-name="PucecertaTAF" text:continue-numbering="true">
        <text:list-item>
          <text:list>
            <text:list-item>
              <text:p text:style-name="P99">Expliquer les<text:s/>éléments suivants extraits du paramétrage IP présenté ci-dessus :</text:p>
            </text:list-item>
          </text:list>
        </text:list-item>
      </text:list>
      <text:p text:style-name="xl22"><text:span text:style-name="T100"><text:tab/></text:span><text:span text:style-name="T101">a)<text:s/></text:span><text:span text:style-name="T102"><text:tab/>Passerelle par défaut<text:s/></text:span><text:span text:style-name="T103"><text:tab/>:<text:s/></text:span><text:span text:style-name="T104"><text:tab/>172.22.0.10</text:span></text:p>
      <text:p text:style-name="xl22"><text:span text:style-name="T105">adresse du routeur qui permet de sortir du réseau.</text:span></text:p>
      <text:p text:style-name="P106"><text:tab/>b)<text:s/><text:tab/>DHCP activé<text:s/><text:tab/><text:tab/>:<text:s/><text:tab/>Oui<text:line-break/><text:s text:c="3"/><text:tab/><text:tab/>Serveur DHCP.<text:tab/><text:tab/>:<text:tab/>172.22.0.1</text:p>
      <text:p text:style-name="P107">Les PC peuvent obtenir une adresse automatiquement.<text:s/>Le serveur DHCP a l’adresse<text:s/>172.22.0.1</text:p>
      <text:p text:style-name="P108"/>
      <text:p text:style-name="P109"/>
      <text:list text:style-name="PucecertaTAF" text:continue-numbering="true">
        <text:list-item>
          <text:list>
            <text:list-item>
              <text:p text:style-name="P110">Donner un exemple de configuration IP d'un nouveau poste connecté au réseau en<text:s/>DHCP</text:p>
            </text:list-item>
          </text:list>
        </text:list-item>
      </text:list>
      <text:p text:style-name="P111">Adresse :<text:s/>172.22.3.0/16</text:p>
      <text:p text:style-name="P112">Masque : 255.255.0.0</text:p>
      <text:p text:style-name="P113">Passerelle : 172.22.0.10</text:p>
      <text:p text:style-name="P114">DNS : 172.22.0.9</text:p>
      <text:p text:style-name="Standard"/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ourier 10 Pitch" svg:font-family="Courier 10 Pitch" style:font-family-generic="system" style:font-pitch="fixed"/>
    <style:font-face style:name="Cumberland" svg:font-family="Cumberland" style:font-family-generic="modern" style:font-pitch="fixed"/>
    <style:font-face style:name="Comic Sans MS" svg:font-family="Comic Sans MS" style:font-family-generic="script" style:font-pitch="variable" svg:panose-1="3 15 7 2 3 3 2 2 2 4"/>
    <style:font-face style:name="Avant Garde Gothic" svg:font-family="Avant Garde Gothic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Arial Narrow" svg:font-family="Arial Narrow" style:font-family-generic="swiss" style:font-pitch="variable" svg:panose-1="2 11 6 6 2 2 2 3 2 4"/>
    <style:font-face style:name="StarSymbol" style:font-charset="x-symbol" svg:font-family="StarSymbol" style:font-family-generic="system"/>
    <style:font-face style:name="Arial Black" svg:font-family="Arial Black" style:font-family-generic="swiss" style:font-pitch="variable" svg:panose-1="2 11 10 4 2 1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/>
      <style:text-properties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/>
      <style:text-properties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bottom="0.0833in"/>
      <style:text-properties fo:font-weight="bold" style:font-weight-asian="bold" style:font-style-complex="italic" fo:color="#660066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bottom="0.0833in"/>
      <style:text-properties fo:font-weight="bold" style:font-weight-asian="bold" fo:color="#660066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bottom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bottom="0.0416in"/>
      <style:text-properties style:font-name-complex="Times New Roman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text-properties style:font-name-complex="Times New Roman" fo:font-style="italic" style:font-style-asian="italic" style:font-style-complex="italic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e" style:display-name="Liste" style:family="paragraph" style:parent-style-name="Textbody">
      <style:text-properties style:font-name-asian="Arial" style:font-name-complex="FreeSans" fo:font-size="12pt" style:font-size-asian="12pt"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/>
      </style:paragraph-properties>
      <style:text-properties fo:hyphenate="false"/>
    </style:style>
    <style:style style:name="List1Start" style:display-name="List 1 Start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List1" style:display-name="List 1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style:font-name="Courier New" style:font-name-asian="Courier New" style:font-name-complex="Courier New" fo:font-size="11pt" style:font-size-asian="11pt" fo:hyphenate="false"/>
    </style:style>
    <style:style style:name="Drawing" style:display-name="Drawing" style:family="paragraph" style:parent-style-name="Légende"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10 Pitch" style:font-name-asian="Cumberland" style:font-name-complex="Cumberland" fo:font-size="11pt" style:font-size-asian="11pt" fo:hyphenate="false"/>
    </style:style>
    <style:style style:name="HorizontalLine" style:display-name="Horizontal Line" style:family="paragraph" style:parent-style-name="Standard" style:next-style-name="Textbody">
      <style:paragraph-properties fo:margin-bottom="0.1965in"/>
      <style:text-properties fo:font-size="6pt" style:font-size-asian="6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Grand-A" style:display-name="Grand-A" style:family="paragraph" style:parent-style-name="Standard">
      <style:text-properties style:font-name="Times New Roman" style:font-name-complex="Times New Roman" fo:font-size="20pt" style:font-size-asian="20pt" style:text-underline-type="single" style:text-underline-style="solid" style:text-underline-width="auto" style:text-underline-mode="continuous" fo:hyphenate="false"/>
    </style:style>
    <style:style style:name="Petit-1" style:display-name="Petit-1" style:family="paragraph" style:parent-style-name="Standard">
      <style:text-properties fo:font-weight="bold" style:font-weight-asian="bold" style:text-underline-type="single" style:text-underline-style="solid" style:text-underline-width="auto" style:text-underline-mode="skip-white-space" fo:hyphenate="false"/>
    </style:style>
    <style:style style:name="WW-Retraitnormal" style:display-name="WW-Retrait normal" style:family="paragraph" style:parent-style-name="Standard">
      <style:paragraph-properties fo:margin-left="0.4916in" fo:text-indent="0.0006in">
        <style:tab-stops/>
      </style:paragraph-properties>
      <style:text-properties fo:hyphenate="false"/>
    </style:style>
    <style:style style:name="Tableaux" style:display-name="Tableaux" style:family="paragraph" style:parent-style-name="Standard">
      <style:paragraph-properties fo:text-align="center" fo:background-color="#E5E5E5"/>
      <style:text-properties fo:font-weight="bold" style:font-weight-asian="bold" fo:font-size="12pt" style:font-size-asian="12pt" fo:hyphenate="false"/>
    </style:style>
    <style:style style:name="WW-Corpsdetexte2" style:display-name="WW-Corps de texte 2" style:family="paragraph" style:parent-style-name="Standard">
      <style:text-properties style:font-name="Comic Sans MS" style:font-name-asian="Comic Sans MS" style:font-name-complex="Comic Sans MS" fo:font-size="12pt" style:font-size-asian="12pt" fo:hyphenate="false"/>
    </style:style>
    <style:style style:name="H3" style:display-name="H3" style:family="paragraph" style:parent-style-name="Standard" style:next-style-name="Standard">
      <style:paragraph-properties fo:keep-with-next="always" fo:text-align="start" fo:margin-top="0.0694in" fo:margin-bottom="0.0694in"/>
      <style:text-properties style:font-name="Times New Roman" style:font-name-complex="Times New Roman" fo:font-weight="bold" style:font-weight-asian="bold" fo:font-size="14pt" style:font-size-asian="14pt" style:language-asian="fr" style:country-asian="FR" fo:hyphenate="false"/>
    </style:style>
    <style:style style:name="Corpsdetexte.retrait-du-corps-de-texte-" style:display-name="Corps de texte.retrait-du-corps-de-texte-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point1" style:display-name="point1" style:family="paragraph" style:parent-style-name="En-tête" style:list-style-name="List1_1">
      <style:text-properties style:font-name="Avant Garde Gothic" style:font-name-asian="Avant Garde Gothic" style:font-name-complex="Avant Garde Gothic" fo:font-weight="bold" style:font-weight-asian="bold" fo:font-size="14pt" style:font-size-asian="14pt" fo:hyphenate="false"/>
    </style:style>
    <style:style style:name="Sansnom1" style:display-name="Sans nom1" style:family="paragraph" style:parent-style-name="Heading">
      <style:paragraph-properties fo:border="0.0312in double #000000" style:border-line-width="0.0104in 0.0104in 0.0104in" fo:padding="0.0138in" style:shadow="none"/>
      <style:text-properties fo:hyphenate="false"/>
    </style:style>
    <style:style style:name="Sansnom2" style:display-name="Sans nom2" style:family="paragraph" style:parent-style-name="Heading">
      <style:paragraph-properties fo:border="0.0138in solid #000000" fo:padding="0.0138in" style:shadow="none"/>
      <style:text-properties fo:hyphenate="false"/>
    </style:style>
    <style:style style:name="Textebrut" style:display-name="Texte brut" style:family="paragraph" style:parent-style-name="Standard">
      <style:text-properties style:font-name="Courier New" style:font-name-asian="Courier New" style:font-name-complex="Courier New" fo:hyphenate="false"/>
    </style:style>
    <style:style style:name="Corpsdetexte2" style:display-name="Corps de texte 2" style:family="paragraph" style:parent-style-name="Standard">
      <style:text-properties style:font-name="Comic Sans MS" style:font-name-asian="Comic Sans MS" style:font-name-complex="Comic Sans MS" fo:hyphenate="false"/>
    </style:style>
    <style:style style:name="xl22" style:display-name="xl22" style:family="paragraph" style:parent-style-name="Standard">
      <style:paragraph-properties fo:margin-top="0.0694in" fo:margin-bottom="0.0694in"/>
      <style:text-properties fo:font-size="12pt" style:font-size-asian="12pt" style:font-size-complex="12pt" fo:hyphenate="false"/>
    </style:style>
    <style:style style:name="Corpsdetexte3" style:display-name="Corps de texte 3" style:family="paragraph" style:parent-style-name="Standard">
      <style:paragraph-properties fo:margin-top="0.0833in"/>
      <style:text-properties style:font-name="Comic Sans MS" style:font-name-asian="Comic Sans MS" style:font-name-complex="Comic Sans MS" fo:font-style="italic" style:font-style-asian="italic" fo:hyphenate="false"/>
    </style:style>
    <style:style style:name="Liste2" style:display-name="Liste 2" style:family="paragraph" style:parent-style-name="Liste">
      <style:paragraph-properties fo:margin-bottom="0.0833in" fo:margin-left="0.5in" fo:text-indent="-0.25in">
        <style:tab-stops/>
      </style:paragraph-properties>
      <style:text-properties fo:hyphenate="false"/>
    </style:style>
    <style:style style:name="Text" style:display-name="Text" style:family="paragraph" style:parent-style-name="Légende">
      <style:text-properties fo:hyphenate="false"/>
    </style:style>
    <style:style style:name="Table" style:display-name="Table" style:family="paragraph" style:parent-style-name="Légende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-asian="Arial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FreeSans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asian="Courier New" style:font-name-complex="Times New Roman" style:font-size-complex="12pt"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 style:list-style-name="WW8Num7">
      <style:text-properties fo:hyphenate="false"/>
    </style:style>
    <style:style style:name="Listeàpuces" style:display-name="Liste à puces" style:family="paragraph" style:parent-style-name="Standard" style:list-style-name="WW8Num12">
      <style:paragraph-properties fo:line-height="150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StyleTitre4GrasGauche19cmSuspendu114cmAprès..." style:display-name="Style Titre 4 + Gras Gauche :  19 cm Suspendu : 114 cm Après :..." style:family="paragraph" style:parent-style-name="Titre4" style:default-outline-level="4">
      <style:text-properties style:font-name-complex="Times New Roman" fo:font-weight="normal" style:font-weight-asian="normal" style:font-weight-complex="bold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titre_document" style:display-name="titre_document" style:family="paragraph" style:parent-style-name="Standard" style:next-style-name="Standard">
      <style:paragraph-properties fo:margin-bottom="0.1666in"/>
      <style:text-properties fo:font-weight="bold" style:font-weight-asian="bold" fo:color="#7D9BFF" fo:font-size="14pt" style:font-size-asian="14pt" style:font-size-complex="14pt" fo:hyphenate="false"/>
    </style:style>
    <style:style style:name="titre_partie" style:display-name="titre_partie" style:family="paragraph" style:parent-style-name="Standard" style:next-style-name="Standard">
      <style:paragraph-properties fo:margin-top="0.0833in" fo:margin-bottom="0.1666in"/>
      <style:text-properties fo:font-weight="bold" style:font-weight-asian="bold" fo:color="#B02200" fo:font-size="13pt" style:font-size-asian="13pt" style:font-size-complex="13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FootnoteSymbol" style:display-name="Footnote Symbol" style:family="text"/>
    <style:style style:name="Numérodepage" style:display-name="Numéro de page" style:family="text">
      <style:text-properties style:font-name-complex="Times New Roman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SourceText" style:display-name="Source Text" style:family="text">
      <style:text-properties style:font-name="Cumberland" style:font-name-asian="Cumberland" style:font-name-complex="Cumberland"/>
    </style:style>
    <style:style style:name="Teletype" style:display-name="Teletype" style:family="text">
      <style:text-properties style:font-name="Cumberland" style:font-name-asian="Cumberland" style:font-name-complex="Cumberland"/>
    </style:style>
    <style:style style:name="WW-Policepardéfaut" style:display-name="WW-Police par défaut" style:family="text"/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3z0" style:display-name="WW8Num3z0" style:family="text">
      <style:text-properties style:font-name="Times New Roman" style:font-name-asian="Times New Roman" style:font-name-complex="Times New Roman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St3z0" style:display-name="WW8NumSt3z0" style:family="text">
      <style:text-properties style:font-name="Symbol" style:font-name-asian="Symbol" style:font-name-complex="Symbol"/>
    </style:style>
    <style:style style:name="BulletSymbolsuser" style:display-name="Bullet Symbols (user)" style:family="text"/>
    <style:style style:name="WW8Dropcap0" style:display-name="WW8Dropcap0" style:family="text">
      <style:text-properties style:font-name="Calibri" style:font-name-asian="Calibri" style:font-name-complex="Calibri" fo:font-weight="bold" style:font-weight-asian="bold" style:font-weight-complex="bold" fo:font-size="42pt" style:font-size-asian="42pt" style:font-size-complex="36pt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Dropcap1" style:display-name="WW8Dropcap1" style:family="text">
      <style:text-properties style:font-name="Calibri" style:font-name-asian="Calibri" style:font-name-complex="Calibri" fo:font-weight="bold" style:font-weight-asian="bold" style:font-weight-complex="bold" fo:font-size="41.5pt" style:font-size-asian="41.5pt" style:font-size-complex="36pt"/>
    </style:style>
    <style:style style:name="WW8Num35z0" style:display-name="WW8Num35z0" style:family="text">
      <style:text-properties style:font-name="Comic Sans MS" style:font-name-asian="Comic Sans MS" style:font-name-complex="Comic Sans MS" fo:font-weight="normal" style:font-weight-asian="normal" fo:font-style="normal" style:font-style-asian="normal" fo:font-size="12pt" style:font-size-asian="12pt"/>
    </style:style>
    <style:style style:name="WW8Dropcap2" style:display-name="WW8Dropcap2" style:family="text">
      <style:text-properties style:font-name="Calibri" style:font-name-asian="Calibri" style:font-name-complex="Calibri" fo:font-weight="bold" style:font-weight-asian="bold" style:font-weight-complex="bold" fo:font-size="53.5pt" style:font-size-asian="53.5pt" style:font-size-complex="36pt"/>
    </style:style>
    <style:style style:name="WW8Num8z0" style:display-name="WW8Num8z0" style:family="text"/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commande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_20_Symbols" style:display-name="Numbering_20_Symbols" style:family="text"/>
    <style:style style:name="Bullet_20_Symbols" style:display-name="Bullet_20_Symbols" style:family="text"/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1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OpenSymbol"/>
    </style:style>
    <style:style style:name="WW_CharLFO12LVL2" style:family="text">
      <style:text-properties style:font-name="OpenSymbol"/>
    </style:style>
    <style:style style:name="WW_CharLFO12LVL3" style:family="text">
      <style:text-properties style:font-name="OpenSymbol"/>
    </style:style>
    <style:style style:name="WW_CharLFO12LVL4" style:family="text">
      <style:text-properties style:font-name="OpenSymbol"/>
    </style:style>
    <style:style style:name="WW_CharLFO12LVL5" style:family="text">
      <style:text-properties style:font-name="OpenSymbol"/>
    </style:style>
    <style:style style:name="WW_CharLFO12LVL6" style:family="text">
      <style:text-properties style:font-name="OpenSymbol"/>
    </style:style>
    <style:style style:name="WW_CharLFO12LVL7" style:family="text">
      <style:text-properties style:font-name="OpenSymbol"/>
    </style:style>
    <style:style style:name="WW_CharLFO12LVL8" style:family="text">
      <style:text-properties style:font-name="OpenSymbol"/>
    </style:style>
    <style:style style:name="WW_CharLFO12LVL9" style:family="text">
      <style:text-properties style:font-name="OpenSymbol"/>
    </style:style>
    <text:list-style style:name="List1_1" style:display-name="List 1_1">
      <text:list-level-style-bullet text:level="1" text:style-name="WW_CharLFO1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3LVL1" style:family="text">
      <style:text-properties style:font-name="OpenSymbol"/>
    </style:style>
    <style:style style:name="WW_CharLFO13LVL2" style:family="text">
      <style:text-properties style:font-name="OpenSymbol"/>
    </style:style>
    <style:style style:name="WW_CharLFO13LVL3" style:family="text">
      <style:text-properties style:font-name="OpenSymbol"/>
    </style:style>
    <style:style style:name="WW_CharLFO13LVL4" style:family="text">
      <style:text-properties style:font-name="OpenSymbol"/>
    </style:style>
    <style:style style:name="WW_CharLFO13LVL5" style:family="text">
      <style:text-properties style:font-name="OpenSymbol"/>
    </style:style>
    <style:style style:name="WW_CharLFO13LVL6" style:family="text">
      <style:text-properties style:font-name="OpenSymbol"/>
    </style:style>
    <style:style style:name="WW_CharLFO13LVL7" style:family="text">
      <style:text-properties style:font-name="OpenSymbol"/>
    </style:style>
    <style:style style:name="WW_CharLFO13LVL8" style:family="text">
      <style:text-properties style:font-name="OpenSymbol"/>
    </style:style>
    <style:style style:name="WW_CharLFO13LVL9" style:family="text">
      <style:text-properties style:font-name="OpenSymbol"/>
    </style:style>
    <text:list-style style:name="List2" style:display-name="List 2">
      <text:list-level-style-bullet text:level="1" text:style-name="WW_CharLFO13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14LVL1" style:family="text">
      <style:text-properties style:font-name="OpenSymbol"/>
    </style:style>
    <style:style style:name="WW_CharLFO14LVL2" style:family="text">
      <style:text-properties style:font-name="OpenSymbol"/>
    </style:style>
    <style:style style:name="WW_CharLFO14LVL3" style:family="text">
      <style:text-properties style:font-name="OpenSymbol"/>
    </style:style>
    <style:style style:name="WW_CharLFO14LVL4" style:family="text">
      <style:text-properties style:font-name="OpenSymbol"/>
    </style:style>
    <style:style style:name="WW_CharLFO14LVL5" style:family="text">
      <style:text-properties style:font-name="OpenSymbol"/>
    </style:style>
    <style:style style:name="WW_CharLFO14LVL6" style:family="text">
      <style:text-properties style:font-name="OpenSymbol"/>
    </style:style>
    <style:style style:name="WW_CharLFO14LVL7" style:family="text">
      <style:text-properties style:font-name="OpenSymbol"/>
    </style:style>
    <style:style style:name="WW_CharLFO14LVL8" style:family="text">
      <style:text-properties style:font-name="OpenSymbol"/>
    </style:style>
    <style:style style:name="WW_CharLFO14LVL9" style:family="text">
      <style:text-properties style:font-name="OpenSymbol"/>
    </style:style>
    <text:list-style style:name="List3" style:display-name="List 3">
      <text:list-level-style-bullet text:level="1" text:style-name="WW_CharLFO14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14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14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14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14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14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14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14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14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5LVL1" style:family="text">
      <style:text-properties style:font-name="OpenSymbol"/>
    </style:style>
    <style:style style:name="WW_CharLFO15LVL2" style:family="text">
      <style:text-properties style:font-name="OpenSymbol"/>
    </style:style>
    <style:style style:name="WW_CharLFO15LVL3" style:family="text">
      <style:text-properties style:font-name="OpenSymbol"/>
    </style:style>
    <style:style style:name="WW_CharLFO15LVL4" style:family="text">
      <style:text-properties style:font-name="OpenSymbol"/>
    </style:style>
    <style:style style:name="WW_CharLFO15LVL5" style:family="text">
      <style:text-properties style:font-name="OpenSymbol"/>
    </style:style>
    <style:style style:name="WW_CharLFO15LVL6" style:family="text">
      <style:text-properties style:font-name="OpenSymbol"/>
    </style:style>
    <style:style style:name="WW_CharLFO15LVL7" style:family="text">
      <style:text-properties style:font-name="OpenSymbol"/>
    </style:style>
    <style:style style:name="WW_CharLFO15LVL8" style:family="text">
      <style:text-properties style:font-name="OpenSymbol"/>
    </style:style>
    <style:style style:name="WW_CharLFO15LVL9" style:family="text">
      <style:text-properties style:font-name="OpenSymbol"/>
    </style:style>
    <text:list-style style:name="List4" style:display-name="List 4">
      <text:list-level-style-bullet text:level="1" text:style-name="WW_CharLFO15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5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5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5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5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5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5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5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5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6LVL1" style:family="text">
      <style:text-properties style:font-name="OpenSymbol"/>
    </style:style>
    <style:style style:name="WW_CharLFO16LVL2" style:family="text">
      <style:text-properties style:font-name="OpenSymbol"/>
    </style:style>
    <style:style style:name="WW_CharLFO16LVL3" style:family="text">
      <style:text-properties style:font-name="OpenSymbol"/>
    </style:style>
    <style:style style:name="WW_CharLFO16LVL4" style:family="text">
      <style:text-properties style:font-name="OpenSymbol"/>
    </style:style>
    <style:style style:name="WW_CharLFO16LVL5" style:family="text">
      <style:text-properties style:font-name="OpenSymbol"/>
    </style:style>
    <style:style style:name="WW_CharLFO16LVL6" style:family="text">
      <style:text-properties style:font-name="OpenSymbol"/>
    </style:style>
    <style:style style:name="WW_CharLFO16LVL7" style:family="text">
      <style:text-properties style:font-name="OpenSymbol"/>
    </style:style>
    <style:style style:name="WW_CharLFO16LVL8" style:family="text">
      <style:text-properties style:font-name="OpenSymbol"/>
    </style:style>
    <style:style style:name="WW_CharLFO16LVL9" style:family="text">
      <style:text-properties style:font-name="OpenSymbol"/>
    </style:style>
    <text:list-style style:name="List5" style:display-name="List 5">
      <text:list-level-style-bullet text:level="1" text:style-name="WW_CharLFO16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6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6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6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6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6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6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6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6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 fo:font-size="11pt" style:font-size-asian="11pt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Comic Sans MS" style:font-name-complex="Comic Sans MS" fo:font-weight="normal" style:font-weight-asian="normal" fo:font-style="normal" style:font-style-asian="normal" fo:font-size="12pt" style:font-size-asian="12pt"/>
    </style:style>
    <text:list-style style:name="WW8Num35" style:display-name="WW8Num35">
      <text:list-level-style-number text:level="1" text:style-name="WW_CharLFO19LVL1" style:num-suffix=".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a" style:num-letter-sync="true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2LVL1" style:family="text">
      <style:text-properties style:font-name="Wingdings" style:font-name-complex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22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-complex="Times New Roman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2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Wingdings" style:font-name-complex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2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Wingdings" style:font-name-complex="Wingdings"/>
    </style:style>
    <style:style style:name="WW_CharLFO25LVL2" style:family="text">
      <style:text-properties style:font-name="Arial" style:font-name-complex="Symbol"/>
    </style:style>
    <style:style style:name="WW_CharLFO25LVL3" style:family="text">
      <style:text-properties style:font-name="Arial" style:font-name-complex="Courier New"/>
    </style:style>
    <style:style style:name="WW_CharLFO25LVL4" style:family="text">
      <style:text-properties style:font-name="Arial" style:font-name-complex="Courier New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Wingdings" style:font-name-complex="Wingdings"/>
    </style:style>
    <style:style style:name="WW_CharLFO25LVL8" style:family="text">
      <style:text-properties style:font-name="Symbol" style:font-name-complex="Symbol"/>
    </style:style>
    <style:style style:name="WW_CharLFO25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2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5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3" text:style-name="WW_CharLFO25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4" text:style-name="WW_CharLFO25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5" text:style-name="WW_CharLFO25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25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6LVL1" style:family="text">
      <style:text-properties style:font-name="Arial"/>
    </style:style>
    <style:style style:name="WW_CharLFO26LVL2" style:family="text">
      <style:text-properties style:font-name="Arial"/>
    </style:style>
    <style:style style:name="WW_CharLFO26LVL3" style:family="text">
      <style:text-properties style:font-name="Arial"/>
    </style:style>
    <style:style style:name="WW_CharLFO26LVL4" style:family="text">
      <style:text-properties style:font-name="StarSymbol"/>
    </style:style>
    <style:style style:name="WW_CharLFO26LVL5" style:family="text">
      <style:text-properties style:font-name="StarSymbol"/>
    </style:style>
    <style:style style:name="WW_CharLFO26LVL6" style:family="text">
      <style:text-properties style:font-name="StarSymbol"/>
    </style:style>
    <style:style style:name="WW_CharLFO26LVL7" style:family="text">
      <style:text-properties style:font-name="StarSymbol"/>
    </style:style>
    <style:style style:name="WW_CharLFO26LVL8" style:family="text">
      <style:text-properties style:font-name="StarSymbol"/>
    </style:style>
    <style:style style:name="WW_CharLFO26LVL9" style:family="text">
      <style:text-properties style:font-name="StarSymbol"/>
    </style:style>
    <text:list-style style:name="Pucecertanv2" style:display-name="Puce certa nv2">
      <text:list-level-style-bullet text:level="1" text:style-name="WW_CharLFO2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6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2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Wingdings" style:font-name-complex="Wingdings" fo:font-size="11pt" style:font-size-asian="11pt" style:font-size-complex="12pt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Pucecertamanipulation" style:display-name="Puce certa manipulation">
      <text:list-level-style-bullet text:level="1" text:style-name="WW_CharLFO27LVL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27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28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28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28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Wingdings" style:font-name-complex="Wingdings" fo:font-size="11pt" style:font-size-asian="11pt" style:font-size-complex="12pt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29LVL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29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_5">
      <text:outline-level-style text:level="1" style:num-format=""/>
      <text:outline-level-style text:level="2" style:num-format=""/>
      <text:outline-level-style text:level="3" style:num-format=""/>
      <text:outline-level-style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333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http://www.reseaucerta.org<text:tab/>© CERTA – septembre 2017 – v1.0<text:tab/>Page<text:s/><text:page-number text:fixed="false">3</text:page-number>/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pollonie Raffalli</meta:initial-creator>
    <dc:creator>Didier FAVREAU</dc:creator>
    <meta:creation-date>2012-08-17T13:31:00Z</meta:creation-date>
    <dc:date>2022-09-14T14:43:00Z</dc:date>
    <meta:template xlink:href="apo.ott" xlink:type="simple"/>
    <meta:editing-cycles>142</meta:editing-cycles>
    <meta:editing-duration>PT4896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539" meta:character-count="3502" meta:row-count="24" meta:non-whitespace-character-count="2970"/>
  </office:meta>
</office:document-meta>
</file>